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02in"/>
    </style:style>
    <style:style style:name="co3" style:family="table-column">
      <style:table-column-properties fo:break-before="auto" style:column-width="1.9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est each path at least once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passed</text:p>
          </table:table-cell>
          <table:table-cell office:value-type="string" calcext:value-type="string">
            <text:p>waiting until a breadboard is fre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keybrd ske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all class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/>
          <table:table-cell table:style-name="ce1" table:number-columns-repeated="1014"/>
        </table:table-row>
        <table:table-row table:style-name="ro2">
          <table:table-cell office:value-type="string" calcext:value-type="string">
            <text:p>IC ports</text:p>
          </table:table-cell>
          <table:table-cell table:number-columns-repeated="2"/>
          <table:table-cell office:value-type="string" calcext:value-type="string">
            <text:p>keybrd_single-layer_2221_bb_Teensy2_MCP23018</text:p>
          </table:table-cell>
          <table:table-cell office:value-type="string" calcext:value-type="string">
            <text:p>keybrd_multi-layer_2223_bb_Teensy2_PCA9655E_ActiveHigh</text:p>
          </table:table-cell>
          <table:table-cell office:value-type="string" calcext:value-type="string">
            <text:p>keybrd_single-layer_2221_bb_TeensyLC_PCA9655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LC</text:p>
          </table:table-cell>
          <table:table-cell office:value-type="string" calcext:value-type="string">
            <text:p>not y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ensy 2.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AV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AV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CP230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LED_MCP23018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CA9655E</text:p>
          </table:table-cell>
          <table:table-cell table:number-columns-repeated="3"/>
          <table:table-cell office:value-type="string" calcext:value-type="string">
            <text:p>(test PCA9655E later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Row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ColPort_PCA9655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_PCA9655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ctive hig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_Row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AVR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Row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ColPort_PCA9655E_ActiveHigh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ne port with row and co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le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key.h</text:p>
          </table:table-cell>
          <table:table-cell office:value-type="string" calcext:value-type="string">
            <text:p>k_Key_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k_Key_LckLE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_Key_Nu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objects_mousecode.h</text:p>
          </table:table-cell>
          <table:table-cell office:value-type="string" calcext:value-type="string">
            <text:p>m_MouseButt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_MouseMov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lti-lay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bjects_scancode.h</text:p>
          </table:table-cell>
          <table:table-cell office:value-type="string" calcext:value-type="string">
            <text:p>l_Code_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S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bjects_scancodeNotShifted.h</text:p>
          </table:table-cell>
          <table:table-cell office:value-type="string" calcext:value-type="string">
            <text:p>l_Code_SNS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Null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_Code_00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ED capLck</text:p>
          </table:table-cell>
          <table:table-cell office:value-type="string" calcext:value-type="string">
            <text:p>l_Code_LckLED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 office:value-type="string" calcext:value-type="string">
            <text:p>l_Code_Shif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office:value-type="string" calcext:value-type="string">
            <text:p>l_Code_Lay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ered key</text:p>
          </table:table-cell>
          <table:table-cell office:value-type="string" calcext:value-type="string">
            <text:p>l_Key_Layer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ngle-code keys</text:p>
          </table:table-cell>
          <table:table-cell office:value-type="string" calcext:value-type="string">
            <text:p>l_Key_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classes implicitly tested above</text:p>
          </table:table-cell>
          <table:table-cell table:number-columns-repeated="2"/>
          <table:table-cell office:value-type="string" calcext:value-type="string">
            <text:p>all keybrds</text:p>
          </table:table-cell>
          <table:table-cell office:value-type="string" calcext:value-type="string">
            <text:p>all I/O expanders</text:p>
          </table:table-cell>
          <table:table-cell office:value-type="string" calcext:value-type="string">
            <text:p>abstract base</text:p>
          </table:table-cell>
          <table:table-cell office:value-type="string" calcext:value-type="string">
            <text:p>static member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c_IOExpanderPort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_Keybr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Matri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ColPor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Row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_Ke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_Co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_L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_Mou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c_RowWa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Shift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_Layer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 style:data-style-name="N2" text:time-value="0000-00-00T10:11:11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00:03:54.639000000</meta:creation-date>
    <dc:date>2015-05-02T02:38:27.018000000</dc:date>
    <meta:editing-duration>P1DT2H15M12S</meta:editing-duration>
    <meta:editing-cycles>20</meta:editing-cycles>
    <meta:generator>LibreOffice/4.1.5.3$Windows_x86 LibreOffice_project/1c1366bba2ba2b554cd2ca4d87c06da81c05d24</meta:generator>
    <meta:document-statistic meta:table-count="1" meta:cell-count="142" meta:object-count="0"/>
  </office:meta>
</office:document-meta>
</file>